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8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8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office:value-type="string" calcext:value-type="string">
            <text:p>Stop &amp; Go Space 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/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/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7:12:19.1219663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4-09T15:10:16.889913578</dc:date>
    <meta:editing-duration>P14DT15H4M24S</meta:editing-duration>
    <meta:editing-cycles>346</meta:editing-cycles>
    <meta:generator>LibreOffice/6.4.6.2$Linux_X86_64 LibreOffice_project/40$Build-2</meta:generator>
    <meta:document-statistic meta:table-count="2" meta:cell-count="221" meta:object-count="0"/>
  </office:meta>
</office:document-meta>
</file>